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en" fo:country="US" style:text-underline-style="none" fo:font-weight="bold" style:font-weight-asian="bold" style:font-weight-complex="bold"/>
    </style:style>
    <style:style style:name="T34" style:family="text">
      <style:text-properties style:text-position="sub 58%" fo:language="ru" fo:country="RU" fo:font-style="normal" style:font-style-asian="normal" style:font-style-complex="normal"/>
    </style:style>
    <style:style style:name="T35" style:family="text">
      <style:text-properties style:text-position="sub 58%" fo:font-style="italic" style:font-style-asian="italic" style:font-style-complex="italic"/>
    </style:style>
    <style:style style:name="T36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-complex="Ari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position="0% 100%" fo:language="en" fo:country="US" fo:font-style="normal" style:font-style-asian="normal" style:font-style-complex="normal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3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4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5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6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7" style:family="text">
      <style:text-properties fo:font-size="10pt" style:font-size-asian="10pt" style:language-asian="zh" style:country-asian="TW" style:font-size-complex="10pt"/>
    </style:style>
    <style:style style:name="T48" style:family="text">
      <style:text-properties style:font-name="Symbol" fo:language="en" fo:country="US" style:font-name-complex="Symbol"/>
    </style:style>
    <style:style style:name="T49" style:family="text">
      <style:text-properties style:text-position="super 58%" fo:font-style="italic" style:font-style-asian="italic" style:font-style-complex="italic"/>
    </style:style>
    <style:style style:name="T50" style:family="text">
      <style:text-properties fo:language="en" fo:country="none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Графический объект1" text:anchor-type="char" svg:x="-0.5862in" svg:y="-0.2366in" svg:width="7.8661in" svg:height="1.3047in" draw:z-index="0"><draw:image xlink:href="Pictures/20000367000675C0000113207151B783.wmf" xlink:type="simple" xlink:show="embed" xlink:actuate="onLoad"/></draw:frame></text:p>
      <text:p text:style-name="P44">CALIBRATION CERTIFICATE</text:p>
      <text:p text:style-name="P20"/>
      <text:p text:style-name="P42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4"/>
      <text:p text:style-name="P6">з/н: <text:span text:style-name="T39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</text:span><text:span text:style-name="T20">Sv/h – 0.5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4">015</text:span><text:span text:style-name="T42">/</text:span><text:span text:style-name="T43">Ḣ</text:span><text:span text:style-name="T36">p</text:span><text:span text:style-name="T12">(10)+</text:span><text:span text:style-name="T15">0,005</text:span><text:span text:style-name="T46">·</text:span><text:span text:style-name="T13">Ḣ</text:span><text:span text:style-name="T36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1922611533046852768" text:style-name="L1">
        <text:list-item>
          <text:p text:style-name="P50"><text:span text:style-name="T23">Air temperature<text:tab/></text:span><text:span text:style-name="T38"><text:tab/><text:tab/><text:tab/>+</text:span><text:span text:style-name="T23">$temp</text:span><text:span text:style-name="T38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47">$facility_13+11eng;</text:span></text:span></text:p>
      <text:p text:style-name="P45"><text:span text:style-name="Знак_20_примечания"><text:span text:style-name="T47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3" office:value-type="string">
            <text:p text:style-name="P12">80<text:span text:style-name="T25">.</text:span>0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5">15.4</text:span></text:p>
          </table:table-cell>
        </table:table-row>
        <table:table-row>
          <table:table-cell table:style-name="t1.A7" office:value-type="string">
            <text:p text:style-name="P12"><text:span text:style-name="T25">4</text:span>00 mSv/h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25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3" office:value-type="string">
            <text:p text:style-name="P12">80<text:span text:style-name="T25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5">15.4</text:span></text:p>
          </table:table-cell>
        </table:table-row>
        <table:table-row>
          <table:table-cell table:style-name="t2.A7" office:value-type="string">
            <text:p text:style-name="P12"><text:span text:style-name="T25">4</text:span>00 mSv/h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25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3" office:value-type="string">
            <text:p text:style-name="P12">80<text:span text:style-name="T25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5">15.4</text:span></text:p>
          </table:table-cell>
        </table:table-row>
        <table:table-row>
          <table:table-cell table:style-name="t3.A7" office:value-type="string">
            <text:p text:style-name="P12"><text:span text:style-name="T25">4</text:span>00 mSv/h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25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3" office:value-type="string">
            <text:p text:style-name="P12">80<text:span text:style-name="T25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5">15.4</text:span></text:p>
          </table:table-cell>
        </table:table-row>
        <table:table-row>
          <table:table-cell table:style-name="t4.A7" office:value-type="string">
            <text:p text:style-name="P12"><text:span text:style-name="T25">4</text:span>00 mSv/h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25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3" office:value-type="string">
            <text:p text:style-name="P12">80<text:span text:style-name="T25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5">15.4</text:span></text:p>
          </table:table-cell>
        </table:table-row>
        <table:table-row>
          <table:table-cell table:style-name="t5.A7" office:value-type="string">
            <text:p text:style-name="P12"><text:span text:style-name="T25">4</text:span>00 mSv/h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25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3" office:value-type="string">
            <text:p text:style-name="P12">80<text:span text:style-name="T25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5">15.4</text:span></text:p>
          </table:table-cell>
        </table:table-row>
        <table:table-row>
          <table:table-cell table:style-name="t6.A7" office:value-type="string">
            <text:p text:style-name="P12"><text:span text:style-name="T25">4</text:span>00 mSv/h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25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3" office:value-type="string">
            <text:p text:style-name="P12">80<text:span text:style-name="T25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5">15.4</text:span></text:p>
          </table:table-cell>
        </table:table-row>
        <table:table-row>
          <table:table-cell table:style-name="t7.A7" office:value-type="string">
            <text:p text:style-name="P12"><text:span text:style-name="T25">4</text:span>00 mSv/h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25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3" office:value-type="string">
            <text:p text:style-name="P12">80<text:span text:style-name="T25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5">15.4</text:span></text:p>
          </table:table-cell>
        </table:table-row>
        <table:table-row>
          <table:table-cell table:style-name="t8.A7" office:value-type="string">
            <text:p text:style-name="P12"><text:span text:style-name="T25">4</text:span>00 mSv/h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25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3" office:value-type="string">
            <text:p text:style-name="P12">80<text:span text:style-name="T25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5">15.4</text:span></text:p>
          </table:table-cell>
        </table:table-row>
        <table:table-row>
          <table:table-cell table:style-name="t9.A7" office:value-type="string">
            <text:p text:style-name="P12"><text:span text:style-name="T25">4</text:span>00 mSv/h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25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3" office:value-type="string">
            <text:p text:style-name="P12">80<text:span text:style-name="T25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5">15.4</text:span></text:p>
          </table:table-cell>
        </table:table-row>
        <table:table-row>
          <table:table-cell table:style-name="t10.A7" office:value-type="string">
            <text:p text:style-name="P12"><text:span text:style-name="T25">4</text:span>00 mSv/h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25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3" office:value-type="string">
            <text:p text:style-name="P12">80<text:span text:style-name="T25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5">15.4</text:span></text:p>
          </table:table-cell>
        </table:table-row>
        <table:table-row>
          <table:table-cell table:style-name="t11.A7" office:value-type="string">
            <text:p text:style-name="P12"><text:span text:style-name="T25">4</text:span>00 mSv/h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25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2503 </text:span><text:span text:style-name="T16">(</text:span><text:span text:style-name="T48">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3" office:value-type="string">
            <text:p text:style-name="P12">80<text:span text:style-name="T25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5">15.4</text:span></text:p>
          </table:table-cell>
        </table:table-row>
        <table:table-row>
          <table:table-cell table:style-name="t12.A7" office:value-type="string">
            <text:p text:style-name="P12"><text:span text:style-name="T25">4</text:span>00 mSv/h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25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 </text:span><text:span text:style-name="T16">(</text:span><text:span text:style-name="T48">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45:23.93</dc:date>
    <meta:editing-duration>P3DT8H39M18S</meta:editing-duration>
    <meta:editing-cycles>408</meta:editing-cycles>
    <meta:generator>OpenOffice/4.1.6$Win32 OpenOffice.org_project/416m1$Build-9790</meta:generator>
    <meta:document-statistic meta:table-count="25" meta:image-count="1" meta:object-count="0" meta:page-count="7" meta:paragraph-count="1404" meta:word-count="2336" meta:character-count="14053"/>
  </office:meta>
</office:document-meta>
</file>